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04cm"/>
    </style:style>
    <style:style style:name="co3" style:family="table-column">
      <style:table-column-properties fo:break-before="auto" style:column-width="2.554cm"/>
    </style:style>
    <style:style style:name="co4" style:family="table-column">
      <style:table-column-properties fo:break-before="auto" style:column-width="2.103cm"/>
    </style:style>
    <style:style style:name="co5" style:family="table-column">
      <style:table-column-properties fo:break-before="auto" style:column-width="1.827cm"/>
    </style:style>
    <style:style style:name="co6" style:family="table-column">
      <style:table-column-properties fo:break-before="auto" style:column-width="1.577cm"/>
    </style:style>
    <style:style style:name="co7" style:family="table-column">
      <style:table-column-properties fo:break-before="auto" style:column-width="2.028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1.762cm" fo:break-before="auto" style:use-optimal-row-height="false"/>
    </style:style>
    <style:style style:name="ro3" style:family="table-row">
      <style:table-row-properties style:row-height="0.4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/>
    </style:style>
    <style:style style:name="ce2" style:family="table-cell" style:parent-style-name="Default">
      <style:table-cell-properties fo:border-bottom="0.002cm solid #000000" style:text-align-source="fix" style:repeat-content="false" fo:wrap-option="wrap" fo:border-left="0.002cm solid #000000" fo:border-right="0.002cm solid #000000" fo:border-top="none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4" style:family="table-cell" style:parent-style-name="Default">
      <style:table-cell-properties fo:border-bottom="none" fo:border-left="0.002cm solid #000000" fo:border-right="0.002cm solid #000000" fo:border-top="none"/>
    </style:style>
    <style:style style:name="ce5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>
      <style:table-cell-properties fo:border="0.002cm solid #000000"/>
    </style:style>
    <style:style style:name="ce9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end" fo:margin-left="0cm"/>
    </style:style>
    <style:style style:name="ce10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end" fo:margin-left="0cm"/>
    </style:style>
    <style:style style:name="ce11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end" fo:margin-left="0cm"/>
    </style:style>
    <style:style style:name="ce12" style:family="table-cell" style:parent-style-name="Default" style:data-style-name="N2">
      <style:table-cell-properties fo:border-bottom="none" fo:border-left="0.002cm solid #000000" fo:border-right="0.002cm solid #000000" fo:border-top="0.002cm solid #000000"/>
    </style:style>
    <style:style style:name="ce13" style:family="table-cell" style:parent-style-name="Default" style:data-style-name="N2">
      <style:table-cell-properties fo:border-bottom="none" fo:border-left="0.002cm solid #000000" fo:border-right="0.002cm solid #000000" fo:border-top="none"/>
    </style:style>
    <style:style style:name="ce14" style:family="table-cell" style:parent-style-name="Default" style:data-style-name="N2">
      <style:table-cell-properties fo:border-bottom="0.002cm solid #000000" fo:border-left="0.002cm solid #000000" fo:border-right="0.002cm solid #000000" fo:border-top="none"/>
    </style:style>
    <style:style style:name="ce15" style:family="table-cell" style:parent-style-name="Default">
      <style:table-cell-properties fo:border="none"/>
    </style:style>
    <style:style style:name="ce1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ta_extref" style:family="table">
      <style:table-properties table:display="false"/>
    </style:style>
  </office:automatic-styles>
  <office:body>
    <office:spreadsheet>
      <table:table table:name="Arkusz1" table:style-name="ta1" table:print="false">
        <table:table-column table:style-name="co1" table:number-columns-repeated="3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1" table:default-cell-style-name="ce4"/>
        <table:table-column table:style-name="co6" table:default-cell-style-name="ce13"/>
        <table:table-column table:style-name="co7" table:default-cell-style-name="ce13"/>
        <table:table-column table:style-name="co1" table:number-columns-repeated="3" table:default-cell-style-name="ce13"/>
        <table:table-column table:style-name="co1" table:number-columns-repeated="1011" table:default-cell-style-name="Default"/>
        <table:table-row table:style-name="ro1">
          <table:table-cell table:style-name="ce1" office:value-type="string" table:number-columns-spanned="1" table:number-rows-spanned="2">
            <text:p>Tekst</text:p>
          </table:table-cell>
          <table:table-cell table:style-name="ce7" office:value-type="string" table:number-columns-spanned="4" table:number-rows-spanned="1">
            <text:p>Objętość [bajty]</text:p>
          </table:table-cell>
          <table:covered-table-cell table:style-name="ce7"/>
          <table:covered-table-cell table:style-name="ce7"/>
          <table:covered-table-cell table:style-name="ce7"/>
          <table:table-cell table:style-name="ce7" office:value-type="string" table:number-columns-spanned="3" table:number-rows-spanned="1">
            <text:p>Z Poprawką</text:p>
          </table:table-cell>
          <table:covered-table-cell table:style-name="ce8"/>
          <table:covered-table-cell table:style-name="ce8"/>
          <table:table-cell table:style-name="ce7" office:value-type="string" table:number-columns-spanned="3" table:number-rows-spanned="1">
            <text:p>Stosunek do oryginału</text:p>
          </table:table-cell>
          <table:covered-table-cell table:style-name="ce7"/>
          <table:covered-table-cell table:style-name="ce7"/>
          <table:table-cell table:style-name="ce15"/>
          <table:table-cell table:style-name="Default"/>
          <table:table-cell table:number-columns-repeated="1011"/>
        </table:table-row>
        <table:table-row table:style-name="ro2">
          <table:covered-table-cell table:style-name="ce2"/>
          <table:table-cell table:style-name="ce2" office:value-type="string">
            <text:p>Oryginał</text:p>
          </table:table-cell>
          <table:table-cell table:style-name="ce2" office:value-type="string">
            <text:p>Morse</text:p>
          </table:table-cell>
          <table:table-cell table:style-name="ce2" office:value-type="string">
            <text:p>Braile normalny</text:p>
          </table:table-cell>
          <table:table-cell table:style-name="ce2" office:value-type="string">
            <text:p>Braille, same małe litery</text:p>
          </table:table-cell>
          <table:table-cell table:style-name="ce2" office:value-type="string">
            <text:p>Morse</text:p>
          </table:table-cell>
          <table:table-cell table:style-name="ce2" office:value-type="string">
            <text:p>Braile normalny</text:p>
          </table:table-cell>
          <table:table-cell table:style-name="ce2" office:value-type="string">
            <text:p>Braille, same małe litery</text:p>
          </table:table-cell>
          <table:table-cell table:style-name="ce2" office:value-type="string">
            <text:p>Morse</text:p>
          </table:table-cell>
          <table:table-cell table:style-name="ce2" office:value-type="string">
            <text:p>Braile normalny</text:p>
          </table:table-cell>
          <table:table-cell table:style-name="ce2" office:value-type="string">
            <text:p>Braille, same małe litery</text:p>
          </table:table-cell>
          <table:table-cell table:style-name="ce16" office:value-type="string">
            <text:p>Zysk ze zmniejszenia liter</text:p>
          </table:table-cell>
          <table:table-cell table:style-name="ce16" office:value-type="string">
            <text:p>Przewaga Morse'a nad Braille'em, małe litery</text:p>
          </table:table-cell>
          <table:table-cell table:style-name="ce17" table:number-columns-repeated="1011"/>
        </table:table-row>
        <table:table-row table:style-name="ro1">
          <table:table-cell table:style-name="ce3" office:value-type="string">
            <text:p>Dziady</text:p>
          </table:table-cell>
          <table:table-cell table:style-name="ce3" office:value-type="float" office:value="137536">
            <text:p>137536</text:p>
          </table:table-cell>
          <table:table-cell table:style-name="ce3" office:value-type="float" office:value="443732">
            <text:p>443732</text:p>
          </table:table-cell>
          <table:table-cell table:style-name="ce3" office:value-type="float" office:value="870630">
            <text:p>870630</text:p>
          </table:table-cell>
          <table:table-cell table:style-name="ce3" office:value-type="float" office:value="815304">
            <text:p>815304</text:p>
          </table:table-cell>
          <table:table-cell table:style-name="ce3" table:formula="of:=ROUNDUP([.C3]/4)" office:value-type="float" office:value="110933">
            <text:p>110933</text:p>
          </table:table-cell>
          <table:table-cell table:style-name="ce3" table:formula="of:=ROUNDUP([.D3]/8)" office:value-type="float" office:value="108829">
            <text:p>108829</text:p>
          </table:table-cell>
          <table:table-cell table:style-name="ce3" table:formula="of:=ROUNDUP([.E3]/8)" office:value-type="float" office:value="101913">
            <text:p>101913</text:p>
          </table:table-cell>
          <table:table-cell table:style-name="ce12" table:formula="of:=[.C3]/[.$B3]" office:value-type="float" office:value="3.22629711493718">
            <text:p>3,23</text:p>
          </table:table-cell>
          <table:table-cell table:style-name="ce12" table:formula="of:=[.D3]/[.$B3]" office:value-type="float" office:value="6.33019718473709">
            <text:p>6,33</text:p>
          </table:table-cell>
          <table:table-cell table:style-name="ce12" table:formula="of:=[.E3]/[.$B3]" office:value-type="float" office:value="5.92793159609121">
            <text:p>5,93</text:p>
          </table:table-cell>
          <table:table-cell table:style-name="ce12" table:formula="of:=[.J3]-[.K3]" office:value-type="float" office:value="0.402265588645882">
            <text:p>0,40</text:p>
          </table:table-cell>
          <table:table-cell table:style-name="ce12" table:formula="of:=[.K3]/[.I3]" office:value-type="float" office:value="1.83737931904843">
            <text:p>1,84</text:p>
          </table:table-cell>
          <table:table-cell table:number-columns-repeated="1011"/>
        </table:table-row>
        <table:table-row table:style-name="ro1">
          <table:table-cell office:value-type="string">
            <text:p>Pan Tadeusz</text:p>
          </table:table-cell>
          <table:table-cell office:value-type="float" office:value="450062">
            <text:p>450062</text:p>
          </table:table-cell>
          <table:table-cell office:value-type="float" office:value="1551353">
            <text:p>1551353</text:p>
          </table:table-cell>
          <table:table-cell office:value-type="float" office:value="2723988">
            <text:p>2723988</text:p>
          </table:table-cell>
          <table:table-cell office:value-type="float" office:value="2640216">
            <text:p>2640216</text:p>
          </table:table-cell>
          <table:table-cell table:formula="of:=ROUNDUP([.C4]/4)" office:value-type="float" office:value="387839">
            <text:p>387839</text:p>
          </table:table-cell>
          <table:table-cell table:formula="of:=ROUNDUP([.D4]/8)" office:value-type="float" office:value="340499">
            <text:p>340499</text:p>
          </table:table-cell>
          <table:table-cell table:formula="of:=ROUNDUP([.E4]/8)" office:value-type="float" office:value="330027">
            <text:p>330027</text:p>
          </table:table-cell>
          <table:table-cell table:formula="of:=[.C4]/[.$B4]" office:value-type="float" office:value="3.446976194391">
            <text:p>3,45</text:p>
          </table:table-cell>
          <table:table-cell table:formula="of:=[.D4]/[.$B4]" office:value-type="float" office:value="6.0524727704183">
            <text:p>6,05</text:p>
          </table:table-cell>
          <table:table-cell table:formula="of:=[.E4]/[.$B4]" office:value-type="float" office:value="5.86633841559607">
            <text:p>5,87</text:p>
          </table:table-cell>
          <table:table-cell table:formula="of:=[.J4]-[.K4]" office:value-type="float" office:value="0.186134354822224">
            <text:p>0,19</text:p>
          </table:table-cell>
          <table:table-cell table:formula="of:=[.K4]/[.I4]" office:value-type="float" office:value="1.70187958511055">
            <text:p>1,70</text:p>
          </table:table-cell>
          <table:table-cell table:number-columns-repeated="1011"/>
        </table:table-row>
        <table:table-row table:style-name="ro1">
          <table:table-cell office:value-type="string">
            <text:p>Hamlet PL</text:p>
          </table:table-cell>
          <table:table-cell office:value-type="float" office:value="181240">
            <text:p>181240</text:p>
          </table:table-cell>
          <table:table-cell office:value-type="float" office:value="630994">
            <text:p>630994</text:p>
          </table:table-cell>
          <table:table-cell office:value-type="float" office:value="1170378">
            <text:p>1170378</text:p>
          </table:table-cell>
          <table:table-cell office:value-type="float" office:value="1086924">
            <text:p>1086924</text:p>
          </table:table-cell>
          <table:table-cell table:formula="of:=ROUNDUP([.C5]/4)" office:value-type="float" office:value="157749">
            <text:p>157749</text:p>
          </table:table-cell>
          <table:table-cell table:formula="of:=ROUNDUP([.D5]/8)" office:value-type="float" office:value="146298">
            <text:p>146298</text:p>
          </table:table-cell>
          <table:table-cell table:formula="of:=ROUNDUP([.E5]/8)" office:value-type="float" office:value="135866">
            <text:p>135866</text:p>
          </table:table-cell>
          <table:table-cell table:formula="of:=[.C5]/[.$B5]" office:value-type="float" office:value="3.48153829176782">
            <text:p>3,48</text:p>
          </table:table-cell>
          <table:table-cell table:formula="of:=[.D5]/[.$B5]" office:value-type="float" office:value="6.45761421319797">
            <text:p>6,46</text:p>
          </table:table-cell>
          <table:table-cell table:formula="of:=[.E5]/[.$B5]" office:value-type="float" office:value="5.99715294636945">
            <text:p>6,00</text:p>
          </table:table-cell>
          <table:table-cell table:formula="of:=[.J5]-[.K5]" office:value-type="float" office:value="0.460461266828515">
            <text:p>0,46</text:p>
          </table:table-cell>
          <table:table-cell table:formula="of:=[.K5]/[.I5]" office:value-type="float" office:value="1.72255837614938">
            <text:p>1,72</text:p>
          </table:table-cell>
          <table:table-cell table:number-columns-repeated="1011"/>
        </table:table-row>
        <table:table-row table:style-name="ro1">
          <table:table-cell office:value-type="string">
            <text:p>Hamlet</text:p>
          </table:table-cell>
          <table:table-cell office:value-type="float" office:value="197254">
            <text:p>197254</text:p>
          </table:table-cell>
          <table:table-cell office:value-type="float" office:value="590339">
            <text:p>590339</text:p>
          </table:table-cell>
          <table:table-cell office:value-type="float" office:value="1244184">
            <text:p>1244184</text:p>
          </table:table-cell>
          <table:table-cell office:value-type="float" office:value="1175394">
            <text:p>1175394</text:p>
          </table:table-cell>
          <table:table-cell table:formula="of:=ROUNDUP([.C6]/4)" office:value-type="float" office:value="147585">
            <text:p>147585</text:p>
          </table:table-cell>
          <table:table-cell table:formula="of:=ROUNDUP([.D6]/8)" office:value-type="float" office:value="155523">
            <text:p>155523</text:p>
          </table:table-cell>
          <table:table-cell table:formula="of:=ROUNDUP([.E6]/8)" office:value-type="float" office:value="146925">
            <text:p>146925</text:p>
          </table:table-cell>
          <table:table-cell table:formula="of:=[.C6]/[.$B6]" office:value-type="float" office:value="2.99278595110872">
            <text:p>2,99</text:p>
          </table:table-cell>
          <table:table-cell table:formula="of:=[.D6]/[.$B6]" office:value-type="float" office:value="6.30752228091699">
            <text:p>6,31</text:p>
          </table:table-cell>
          <table:table-cell table:formula="of:=[.E6]/[.$B6]" office:value-type="float" office:value="5.95878410577225">
            <text:p>5,96</text:p>
          </table:table-cell>
          <table:table-cell table:formula="of:=[.J6]-[.K6]" office:value-type="float" office:value="0.348738175144738">
            <text:p>0,35</text:p>
          </table:table-cell>
          <table:table-cell table:formula="of:=[.K6]/[.I6]" office:value-type="float" office:value="1.99104921070775">
            <text:p>1,99</text:p>
          </table:table-cell>
          <table:table-cell table:number-columns-repeated="1011"/>
        </table:table-row>
        <table:table-row table:style-name="ro1">
          <table:table-cell office:value-type="string">
            <text:p>Julius Cesar</text:p>
          </table:table-cell>
          <table:table-cell office:value-type="float" office:value="129900">
            <text:p>129900</text:p>
          </table:table-cell>
          <table:table-cell office:value-type="float" office:value="391067">
            <text:p>391067</text:p>
          </table:table-cell>
          <table:table-cell office:value-type="float" office:value="857292">
            <text:p>857292</text:p>
          </table:table-cell>
          <table:table-cell office:value-type="float" office:value="777084">
            <text:p>777084</text:p>
          </table:table-cell>
          <table:table-cell table:formula="of:=ROUNDUP([.C7]/4)" office:value-type="float" office:value="97767">
            <text:p>97767</text:p>
          </table:table-cell>
          <table:table-cell table:formula="of:=ROUNDUP([.D7]/8)" office:value-type="float" office:value="107162">
            <text:p>107162</text:p>
          </table:table-cell>
          <table:table-cell table:formula="of:=ROUNDUP([.E7]/8)" office:value-type="float" office:value="97136">
            <text:p>97136</text:p>
          </table:table-cell>
          <table:table-cell table:formula="of:=[.C7]/[.$B7]" office:value-type="float" office:value="3.01052347959969">
            <text:p>3,01</text:p>
          </table:table-cell>
          <table:table-cell table:formula="of:=[.D7]/[.$B7]" office:value-type="float" office:value="6.59963048498845">
            <text:p>6,60</text:p>
          </table:table-cell>
          <table:table-cell table:formula="of:=[.E7]/[.$B7]" office:value-type="float" office:value="5.98217090069284">
            <text:p>5,98</text:p>
          </table:table-cell>
          <table:table-cell table:formula="of:=[.J7]-[.K7]" office:value-type="float" office:value="0.617459584295612">
            <text:p>0,62</text:p>
          </table:table-cell>
          <table:table-cell table:formula="of:=[.K7]/[.I7]" office:value-type="float" office:value="1.98708661175706">
            <text:p>1,99</text:p>
          </table:table-cell>
          <table:table-cell table:number-columns-repeated="1011"/>
        </table:table-row>
        <table:table-row table:style-name="ro1">
          <table:table-cell table:style-name="ce5" office:value-type="string">
            <text:p>Othello</text:p>
          </table:table-cell>
          <table:table-cell table:style-name="ce5" office:value-type="float" office:value="176513">
            <text:p>176513</text:p>
          </table:table-cell>
          <table:table-cell table:style-name="ce5" office:value-type="float" office:value="519174">
            <text:p>519174</text:p>
          </table:table-cell>
          <table:table-cell table:style-name="ce5" office:value-type="float" office:value="1151586">
            <text:p>1151586</text:p>
          </table:table-cell>
          <table:table-cell table:style-name="ce5" office:value-type="float" office:value="1054224">
            <text:p>1054224</text:p>
          </table:table-cell>
          <table:table-cell table:style-name="ce5" table:formula="of:=ROUNDUP([.C8]/4)" office:value-type="float" office:value="129794">
            <text:p>129794</text:p>
          </table:table-cell>
          <table:table-cell table:style-name="ce5" table:formula="of:=ROUNDUP([.D8]/8)" office:value-type="float" office:value="143949">
            <text:p>143949</text:p>
          </table:table-cell>
          <table:table-cell table:style-name="ce5" table:formula="of:=ROUNDUP([.E8]/8)" office:value-type="float" office:value="131778">
            <text:p>131778</text:p>
          </table:table-cell>
          <table:table-cell table:style-name="ce14" table:formula="of:=[.C8]/[.$B8]" office:value-type="float" office:value="2.94127911258661">
            <text:p>2,94</text:p>
          </table:table-cell>
          <table:table-cell table:style-name="ce14" table:formula="of:=[.D8]/[.$B8]" office:value-type="float" office:value="6.52408604465394">
            <text:p>6,52</text:p>
          </table:table-cell>
          <table:table-cell table:style-name="ce14" table:formula="of:=[.E8]/[.$B8]" office:value-type="float" office:value="5.9725006090203">
            <text:p>5,97</text:p>
          </table:table-cell>
          <table:table-cell table:style-name="ce14" table:formula="of:=[.J8]-[.K8]" office:value-type="float" office:value="0.551585435633636">
            <text:p>0,55</text:p>
          </table:table-cell>
          <table:table-cell table:style-name="ce14" table:formula="of:=[.K8]/[.I8]" office:value-type="float" office:value="2.03057934334154">
            <text:p>2,03</text:p>
          </table:table-cell>
          <table:table-cell table:number-columns-repeated="1011"/>
        </table:table-row>
        <table:table-row table:style-name="ro1">
          <table:table-cell table:style-name="Default" table:number-columns-repeated="7"/>
          <table:table-cell table:style-name="ce9" office:value-type="string">
            <text:p>średnia PL:</text:p>
          </table:table-cell>
          <table:table-cell table:style-name="ce12" table:formula="of:=AVERAGE([.I3:.I5])" office:value-type="float" office:value="3.38493720036533">
            <text:p>3,38</text:p>
          </table:table-cell>
          <table:table-cell table:style-name="ce12" table:formula="of:=AVERAGE([.J3:.J5])" office:value-type="float" office:value="6.28009472278445">
            <text:p>6,28</text:p>
          </table:table-cell>
          <table:table-cell table:style-name="ce12" table:formula="of:=AVERAGE([.K3:.K5])" office:value-type="float" office:value="5.93047431935224">
            <text:p>5,93</text:p>
          </table:table-cell>
          <table:table-cell table:style-name="ce12" table:formula="of:=AVERAGE([.L3:.L5])" office:value-type="float" office:value="0.349620403432207">
            <text:p>0,35</text:p>
          </table:table-cell>
          <table:table-cell table:style-name="ce12" table:formula="of:=AVERAGE([.M3:.M5])" office:value-type="float" office:value="1.75393909343612">
            <text:p>1,75</text:p>
          </table:table-cell>
          <table:table-cell table:number-columns-repeated="1011"/>
        </table:table-row>
        <table:table-row table:style-name="ro3">
          <table:table-cell table:style-name="ce6" office:value-type="string" table:number-columns-spanned="5" table:number-rows-spanned="1">
            <text:p>Szymon Witamborski, <text:a xlink:href="mailto:santamon@gmail.com">santamon@gmail.com</text:a></text:p>
          </table:table-cell>
          <table:covered-table-cell table:style-name="Default"/>
          <table:covered-table-cell table:style-name="Default"/>
          <table:covered-table-cell table:style-name="Default"/>
          <table:covered-table-cell table:style-name="Default"/>
          <table:table-cell table:style-name="Default" table:number-columns-repeated="2"/>
          <table:table-cell table:style-name="ce10" office:value-type="string">
            <text:p>średnia EN:</text:p>
          </table:table-cell>
          <table:table-cell table:formula="of:=AVERAGE([.I6:.I8])" office:value-type="float" office:value="2.98152951443167">
            <text:p>2,98</text:p>
          </table:table-cell>
          <table:table-cell table:formula="of:=AVERAGE([.J6:.J8])" office:value-type="float" office:value="6.47707960351979">
            <text:p>6,48</text:p>
          </table:table-cell>
          <table:table-cell table:formula="of:=AVERAGE([.K6:.K8])" office:value-type="float" office:value="5.97115187182846">
            <text:p>5,97</text:p>
          </table:table-cell>
          <table:table-cell table:formula="of:=AVERAGE([.L6:.L8])" office:value-type="float" office:value="0.505927731691329">
            <text:p>0,51</text:p>
          </table:table-cell>
          <table:table-cell table:formula="of:=AVERAGE([.M6:.M8])" office:value-type="float" office:value="2.00290505526878">
            <text:p>2,00</text:p>
          </table:table-cell>
          <table:table-cell table:number-columns-repeated="1011"/>
        </table:table-row>
        <table:table-row table:style-name="ro1">
          <table:table-cell table:style-name="Default" table:number-columns-repeated="7"/>
          <table:table-cell table:style-name="ce11" office:value-type="string">
            <text:p>średnia:</text:p>
          </table:table-cell>
          <table:table-cell table:style-name="ce14" table:formula="of:=AVERAGE([.I3:.I8])" office:value-type="float" office:value="3.1832333573985">
            <text:p>3,18</text:p>
          </table:table-cell>
          <table:table-cell table:style-name="ce14" table:formula="of:=AVERAGE([.J3:.J8])" office:value-type="float" office:value="6.37858716315212">
            <text:p>6,38</text:p>
          </table:table-cell>
          <table:table-cell table:style-name="ce14" table:formula="of:=AVERAGE([.K3:.K8])" office:value-type="float" office:value="5.95081309559035">
            <text:p>5,95</text:p>
          </table:table-cell>
          <table:table-cell table:style-name="ce14" table:formula="of:=AVERAGE([.L3:.L8])" office:value-type="float" office:value="0.427774067561768">
            <text:p>0,43</text:p>
          </table:table-cell>
          <table:table-cell table:style-name="ce14" table:formula="of:=AVERAGE([.M3:.M8])" office:value-type="float" office:value="1.87842207435245">
            <text:p>1,88</text:p>
          </table:table-cell>
          <table:table-cell table:number-columns-repeated="1011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2">12.03.2010</text:date>, <text:time>23:41:4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zymon Witamborski</meta:initial-creator>
    <meta:creation-date>2010-03-12T22:18:18</meta:creation-date>
    <dc:date>2010-03-12T23:41:47</dc:date>
    <dc:creator>Szymon Witamborski</dc:creator>
    <meta:editing-duration>PT01H06M53S</meta:editing-duration>
    <meta:editing-cycles>8</meta:editing-cycles>
    <meta:generator>OpenOffice.org/3.2$Linux OpenOffice.org_project/320m12$Build-9483</meta:generator>
    <meta:document-statistic meta:table-count="3" meta:cell-count="113" meta:object-count="0"/>
  </office:meta>
</office:document-meta>
</file>